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pr6" style:family="presentation" style:parent-style-name="Default-title">
      <style:graphic-properties fo:min-height="3.473cm"/>
    </style:style>
    <style:style style:name="pr7" style:family="presentation" style:parent-style-name="Default-title">
      <style:graphic-properties draw:auto-grow-height="true" fo:min-height="3.473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ainers in the embedded world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Jeremy Rosen </text:p>
            <text:p>Youtube video</text:p>
            <text:p>https://www.youtube.com/watch?v=0S2Qow1IcQ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la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ntainers explained to embedded peop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What are container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ntainers allow a linux processes to run in an enviroment from the host enviorment.</text:p>
                <text:list>
                  <text:list-item>
                    <text:p>Run a linux distribution within another linux distrubtion</text:p>
                  </text:list-item>
                  <text:list-item>
                    <text:p>Run a single process in a limited chroot</text:p>
                  </text:list-item>
                </text:list>
              </text:list-item>
              <text:list-item>
                <text:p>Containers are a great tool, commonly used in the datacenter. </text:p>
              </text:list-item>
              <text:list-item>
                <text:p>Let’s talk of the use-case for embedded system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Why use containers (embedded edition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apid deployment of light instances</text:p>
              </text:list-item>
              <text:list-item>
                <text:p>Control the software execution enviroment.</text:p>
              </text:list-item>
              <text:list-item>
                <text:p>Independant of the hardware</text:p>
              </text:list-item>
              <text:list-item>
                <text:p>Securit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473cm" svg:x="1.524cm" svg:y="0.254cm" presentation:class="title" presentation:user-transformed="true">
          <draw:text-box>
            <text:p>Why use containers (embedded edition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apid deployment of light instances</text:p>
              </text:list-item>
              <text:list-item>
                <text:p>Control the software execution environment</text:p>
                <text:list>
                  <text:list-item>
                    <text:p>Legacy applications which need old versions of libraies.</text:p>
                  </text:list-item>
                </text:list>
                <text:p/>
              </text:list-item>
              <text:list-item>
                <text:p>Independant of hardware</text:p>
                <text:list>
                  <text:list-item>
                    <text:p>Legacy application which need emulated hardware</text:p>
                  </text:list-item>
                </text:list>
              </text:list-item>
              <text:list-item>
                <text:p>Security</text:p>
                <text:list>
                  <text:list-item>
                    <text:p>Split functionality between process, limit each process’s permissions</text:p>
                  </text:list-item>
                  <text:list-item>
                    <text:p>Limit and control communications between pro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The two types of container imag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ull containers The chroot contains a complete, bootable linux system</text:p>
                <text:list>
                  <text:list-item>
                    <text:p>Easy to find on the internet. If you have standard hardware</text:p>
                  </text:list-item>
                  <text:list-item>
                    <text:p>You have a full system with all the bells and whistles (but it’s huge)</text:p>
                  </text:list-item>
                </text:list>
                <text:p/>
              </text:list-item>
              <text:list-item>
                <text:p>Rarely used in the embedded world (Legacy application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The two types of container imag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ight containers The chroot contains a single binary and all its dependencies</text:p>
                <text:list>
                  <text:list-item>
                    <text:p>All of libraries must be in the chroot</text:p>
                  </text:list-item>
                  <text:list-item>
                    <text:p>All configuration files must be in the chroot</text:p>
                  </text:list-item>
                  <text:list-item>
                    <text:p>Can be very small</text:p>
                  </text:list-item>
                  <text:list-item>
                    <text:p>Hard ti administer (you might not have shell) Used for high isolation of processes. It is a common security requirement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How images are generated (Non-ebedded tools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us area of the container world is very badly documented.</text:p>
              </text:list-item>
              <text:list-item>
                <text:p>dnf/deboostrap Use a distro tool to create an image</text:p>
                <text:list>
                  <text:list-item>
                    <text:p>Based on precompiled packages</text:p>
                  </text:list-item>
                  <text:list-item>
                    <text:p>No safekeeping of souce, no easy rebuild</text:p>
                  </text:list-item>
                  <text:list-item>
                    <text:p>The base distro is huge(at the embedded scale)</text:p>
                  </text:list-item>
                  <text:list-item>
                    <text:p>Not hardware specific</text:p>
                  </text:list-item>
                </text:list>
              </text:list-item>
              <text:list-item>
                <text:p>Import/modify/export Loop-mount and exist image, modify it. Use it.</text:p>
                <text:list>
                  <text:list-item>
                    <text:p>Base images is usually a normal distro</text:p>
                  </text:list-item>
                  <text:list-item>
                    <text:p>Recommended way to customise an image for your need(!!)</text:p>
                  </text:list-item>
                  <text:list-item>
                    <text:p>No tracability</text:p>
                  </text:list-item>
                </text:list>
              </text:list-item>
              <text:list-item>
                <text:p>Dockerfiles Docker’s layer system</text:p>
                <text:list>
                  <text:list-item>
                    <text:p>Overlays of pre-built binaries (each layer is the result of a make install.</text:p>
                  </text:list-item>
                  <text:list-item>
                    <text:p>Usually on a top of a standard distro</text:p>
                  </text:list-item>
                  <text:list-item>
                    <text:p>Still no tracea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imitations for embedded worl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o source, no archiving, no reproducibility</text:p>
              </text:list-item>
              <text:list-item>
                <text:p>Can’t optimize for a specific hardware.</text:p>
              </text:list-item>
              <text:list-item>
                <text:p>Lots of manual steps, no safe way to record them.</text:p>
              </text:list-item>
              <text:list-item>
                <text:p>No license tracability.</text:p>
              </text:list-item>
              <text:list-item>
                <text:p>No complete, automated build-process from scratch.</text:p>
              </text:list-item>
              <text:list-item>
                <text:p>For light containers, you do everything from scratch.</text:p>
                <text:list>
                  <text:list-item>
                    <text:list>
                      <text:list-item>
                        <text:p>If there is one thing the embedded world is good at…</text:p>
                        <text:list>
                          <text:list-header>
                            <text:p>It’s building images.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la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ow to build a container image with Yocto</text:p>
                <text:list>
                  <text:list-item>
                    <text:p>Building a full container image</text:p>
                  </text:list-item>
                  <text:list-item>
                    <text:p>Building a light container imag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n image for a container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ummary=”A core-image-minimal image without what’s needed to boot”</text:p>
              </text:list-item>
              <text:list-item>
                <text:p>LICENDR=”MIT”</text:p>
              </text:list-item>
              <text:list-item>
                <text:p>LIC_FILES= “”<text:a xlink:href="smb://$/" xlink:type="simple">file://$</text:a>{COMMON_LICENSE_DIR}/MIT;md5=0835ade6980bcf8506ecda2f7b4f302”</text:p>
              </text:list-item>
              <text:list-item>
                <text:p>Require recipes-core/images/core=image-minimal.bb</text:p>
              </text:list-item>
              <text:list-item>
                <text:p>ROOTFS_BOOTSTRAP_INSTALL =””</text:p>
                <text:list>
                  <text:list-item>
                    <text:list>
                      <text:list-item>
                        <text:p>And that’s i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 light image (lightttpd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ummary=”A core-image-minimal image without what’s needed to boot”</text:p>
              </text:list-item>
              <text:list-item>
                <text:p>Inherit image</text:p>
              </text:list-item>
              <text:list-item>
                <text:p>IMAGE_LINGUAS=””</text:p>
              </text:list-item>
              <text:list-item>
                <text:p>IMAGE_FEATEURE=””</text:p>
              </text:list-item>
              <text:list-item>
                <text:p>LICENDR=”MIT”</text:p>
              </text:list-item>
              <text:list-item>
                <text:p>LIC_FILES= “”<text:a xlink:href="smb://$/" xlink:type="simple">file://$</text:a>{COMMON_LICENSE_DIR}/MIT;md5=0835ade6980bcf8506ecda2f7b4f302”</text:p>
              </text:list-item>
              <text:list-item>
                <text:p>Require recipes-core/images/core=image-minimal.bb</text:p>
              </text:list-item>
              <text:list-item>
                <text:p>ROOTFS_BOOTSTRAP_INSTALL =””</text:p>
                <text:list>
                  <text:list-item>
                    <text:list>
                      <text:list-item>
                        <text:p>And that’s i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2T11:48:52.107394325</meta:creation-date>
    <dc:date>2019-12-20T13:37:12.231007255</dc:date>
    <meta:editing-duration>PT4H46M20S</meta:editing-duration>
    <meta:editing-cycles>9</meta:editing-cycles>
    <meta:generator>LibreOffice/6.1.5.2$Linux_ARM_EABI LibreOffice_project/10$Build-2</meta:generator>
    <meta:document-statistic meta:object-count="73"/>
  </office:meta>
</office:document-meta>
</file>